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150000000C8F86A8549B3DAF13.png" manifest:media-type="image/png"/>
  <manifest:file-entry manifest:full-path="Pictures/10000001000000590000000DFC952B81791B12F0.png" manifest:media-type="image/png"/>
  <manifest:file-entry manifest:full-path="Pictures/100000010000000F0000001F877E92A14E9A407E.png" manifest:media-type="image/png"/>
  <manifest:file-entry manifest:full-path="Pictures/100000010000000F0000000C7FC9B893899F69AD.png" manifest:media-type="image/png"/>
  <manifest:file-entry manifest:full-path="Pictures/100000010000009A0000001D8685A657D9BD0242.png" manifest:media-type="image/png"/>
  <manifest:file-entry manifest:full-path="Pictures/1000498D00000FF0000003092075CF4FC8794255.svg" manifest:media-type="image/svg+xml"/>
  <manifest:file-entry manifest:full-path="Pictures/100000010000000800000006AA6F88566EC04C06.png" manifest:media-type="image/png"/>
  <manifest:file-entry manifest:full-path="Pictures/100006C4000000D40000009F1BB8EE9EA2778983.svg" manifest:media-type="image/svg+xml"/>
  <manifest:file-entry manifest:full-path="Pictures/1000191C000006DE0000017A0D27751FCA1ECECB.svg" manifest:media-type="image/svg+xml"/>
  <manifest:file-entry manifest:full-path="Pictures/100000010000000A000000099A4C27FD2068332D.png" manifest:media-type="image/png"/>
  <manifest:file-entry manifest:full-path="Pictures/10000B30000000F600000119195ED3C4CF020200.svg" manifest:media-type="image/svg+xml"/>
  <manifest:file-entry manifest:full-path="Pictures/10000001000000120000000AA443C88137F4E38E.png" manifest:media-type="image/png"/>
  <manifest:file-entry manifest:full-path="Pictures/100087A400001B6E000003B23C7D696957865FF7.svg" manifest:media-type="image/svg+xml"/>
  <manifest:file-entry manifest:full-path="Pictures/100005D9000000C90000013C0EBBB5C3408F24FF.svg" manifest:media-type="image/svg+xml"/>
  <manifest:file-entry manifest:full-path="Pictures/10001977000001AA0000030418586E9AA1DB9252.svg" manifest:media-type="image/svg+xml"/>
  <manifest:file-entry manifest:full-path="Pictures/10000B09000001DC00000103E35C11A5CF3130D5.svg" manifest:media-type="image/svg+xml"/>
  <manifest:file-entry manifest:full-path="Pictures/1000000100000008000000091B50E93F88149EA9.png" manifest:media-type="image/png"/>
  <manifest:file-entry manifest:full-path="Pictures/1000097200000108000000EFAE3F5BC49F9C7829.svg" manifest:media-type="image/svg+xml"/>
  <manifest:file-entry manifest:full-path="Pictures/100000010000000800000009F18139A510C32BA3.png" manifest:media-type="image/png"/>
  <manifest:file-entry manifest:full-path="Pictures/100007D6000000C9000000E75959CBDFF5A67081.svg" manifest:media-type="image/svg+xml"/>
  <manifest:file-entry manifest:full-path="Pictures/10000001000000090000000B2709ECFAC2DC454E.png" manifest:media-type="image/png"/>
  <manifest:file-entry manifest:full-path="Pictures/10000001000000EC000000202E491054AF82589F.png" manifest:media-type="image/png"/>
  <manifest:file-entry manifest:full-path="Pictures/10000D7700000156000001547E03BC175ADBA768.svg" manifest:media-type="image/svg+xml"/>
  <manifest:file-entry manifest:full-path="Pictures/1000000100000007000000092C22CDC4DE41DE5E.png" manifest:media-type="image/png"/>
  <manifest:file-entry manifest:full-path="Pictures/100008CC000000F600000119FB85AFC2AC88BA52.svg" manifest:media-type="image/svg+xml"/>
  <manifest:file-entry manifest:full-path="Pictures/10000001000000850000001D9D54A78F44D25EE9.png" manifest:media-type="image/png"/>
  <manifest:file-entry manifest:full-path="Pictures/1000000100000109000000242AC7D36CAA7883B1.png" manifest:media-type="image/png"/>
  <manifest:file-entry manifest:full-path="Pictures/100039FC00000DB900000309A9A10C048DBB7377.svg" manifest:media-type="image/svg+xml"/>
  <manifest:file-entry manifest:full-path="Pictures/100000010000000D0000000DFE7E288AEE44D51C.png" manifest:media-type="image/png"/>
  <manifest:file-entry manifest:full-path="Pictures/100000010000000F0000000CE59A3A30F37449E0.png" manifest:media-type="image/png"/>
  <manifest:file-entry manifest:full-path="Pictures/10000001000000420000000E457A49167CD9AB74.png" manifest:media-type="image/png"/>
  <manifest:file-entry manifest:full-path="Pictures/10000563000000B0000000E78CEFAB2B901CD564.svg" manifest:media-type="image/svg+xml"/>
  <manifest:file-entry manifest:full-path="Pictures/100000010000000C000000091A02A806B1DB0460.png" manifest:media-type="image/png"/>
  <manifest:file-entry manifest:full-path="Pictures/10000001000000080000000CA3E451D2F3D2FE80.png" manifest:media-type="image/png"/>
  <manifest:file-entry manifest:full-path="Pictures/10000001000000100000000C477536973C6A0D80.png" manifest:media-type="image/png"/>
  <manifest:file-entry manifest:full-path="Pictures/10000D51000001AA0000013F9031AB0BC0613479.svg" manifest:media-type="image/svg+xml"/>
  <manifest:file-entry manifest:full-path="Pictures/10002662000007140000031BF8A5BB26DE41FD4E.svg" manifest:media-type="image/svg+xml"/>
  <manifest:file-entry manifest:full-path="Pictures/100000010000000800000006F2BAD6D3DA50D7DE.png" manifest:media-type="image/png"/>
  <manifest:file-entry manifest:full-path="Pictures/10000001000000440000001E2287547C0DF894BD.png" manifest:media-type="image/png"/>
  <manifest:file-entry manifest:full-path="Pictures/10000001000000090000000BFCFFAC9D2DE433BC.png" manifest:media-type="image/png"/>
  <manifest:file-entry manifest:full-path="Pictures/100000010000000A00000009EC25B0EAAE768B57.png" manifest:media-type="image/png"/>
  <manifest:file-entry manifest:full-path="Pictures/10000001000000250000001B87A333AF7AFCBC65.png" manifest:media-type="image/png"/>
  <manifest:file-entry manifest:full-path="Pictures/10000BD800000138000000F0D2548A13F4DD62C3.svg" manifest:media-type="image/svg+xml"/>
  <manifest:file-entry manifest:full-path="Pictures/100073340000186800000355143664016C50CE7D.svg" manifest:media-type="image/svg+xml"/>
  <manifest:file-entry manifest:full-path="Pictures/10000876000000D2000000FA4DF57B4EE0FDA41F.svg" manifest:media-type="image/svg+xml"/>
  <manifest:file-entry manifest:full-path="Pictures/100032D200000CB300000309E9C388BDEFADC143.svg" manifest:media-type="image/svg+xml"/>
  <manifest:file-entry manifest:full-path="Pictures/100000010000007B0000001DEC909F2355A8D735.png" manifest:media-type="image/png"/>
  <manifest:file-entry manifest:full-path="Pictures/10000001000000100000001D3954D0E1E81FFA73.png" manifest:media-type="image/png"/>
  <manifest:file-entry manifest:full-path="Pictures/10001359000003CA000002C61D17BAE12520E4A2.svg" manifest:media-type="image/svg+xml"/>
  <manifest:file-entry manifest:full-path="Pictures/10000001000000380000001E466223A3ED54F1A0.png" manifest:media-type="image/png"/>
  <manifest:file-entry manifest:full-path="Pictures/100006960000010E000000F83FA48A3BAE6CFF8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7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d57ba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3" style:family="paragraph" style:parent-style-name="Text_20_body"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4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6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20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0af790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24" style:family="paragraph" style:parent-style-name="Heading_20_1" style:list-style-name="WWNum2">
      <style:paragraph-properties fo:text-align="start" style:justify-single-word="false" fo:break-before="page" style:writing-mode="lr-tb"/>
    </style:style>
    <style:style style:name="P25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26" style:family="paragraph" style:parent-style-name="Heading_20_2" style:list-style-name="WWNum1"/>
    <style:style style:name="P27" style:family="paragraph" style:parent-style-name="Heading_20_2" style:list-style-name="WWNum1">
      <style:paragraph-properties fo:margin-top="0.42cm" fo:margin-bottom="0.42cm" style:contextual-spacing="false"/>
    </style:style>
    <style:style style:name="P28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29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30" style:family="paragraph" style:parent-style-name="Text_20_body">
      <style:text-properties officeooo:paragraph-rsid="0013bf4f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ize="18pt" fo:language="pt" fo:country="BR" fo:font-weight="bold" style:letter-kerning="true" style:font-name-asian="Noto Sans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3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style:use-window-font-color="true" loext:opacity="0%" fo:font-size="16pt" fo:language="pt" fo:country="BR" fo:font-weight="bold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10" style:family="text">
      <style:text-properties style:text-position="super 58%"/>
    </style:style>
    <style:style style:name="T11" style:family="text">
      <style:text-properties officeooo:rsid="000af790"/>
    </style:style>
    <style:style style:name="T12" style:family="text">
      <style:text-properties officeooo:rsid="000cbabb"/>
    </style:style>
    <style:style style:name="T13" style:family="text">
      <style:text-properties officeooo:rsid="0010539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Capa</text:p>
      <text:p text:style-name="P1">Contracapa</text:p>
      <text:list xml:id="list3116539010" text:style-name="WWNum2">
        <text:list-item>
          <text:h text:style-name="P24" text:outline-level="1">1 <text:span text:style-name="T1">Descriç</text:span><text:span text:style-name="T2">ão do problema</text:span></text:h>
        </text:list-item>
      </text:list>
      <text:p text:style-name="Text_20_body">Este trabalho visa aplicar os conhecimentos obtidos em sala de aula de programaç<text:span text:style-name="T3">ão na linguagem Matlab no desenvolvimento de um programa para simular o escoamento bifásico (água-óleo) em reservatórios de petróleo. A simulação numérica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</text:p>
      <text:p text:style-name="Text_20_body"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list xml:id="list114820325707049" text:continue-numbering="true" text:style-name="WWNum2">
        <text:list-item>
          <text:h text:style-name="P25" text:outline-level="1">2 Objetivos</text:h>
        </text:list-item>
      </text:list>
      <text:list xml:id="list1407181969" text:style-name="WWNum1">
        <text:list-item>
          <text:list>
            <text:list-item>
              <text:h text:style-name="P26" text:outline-level="2">Geral</text:h>
            </text:list-item>
          </text:list>
        </text:list-item>
      </text:list>
      <text:p text:style-name="Text_20_body">Desenvolver um simulador bifásico água óleo sequencial implícito na linguagem de programação Matlab.</text:p>
      <text:list xml:id="list114820982502091" text:continue-numbering="true" text:style-name="WWNum1">
        <text:list-item>
          <text:list>
            <text:list-item>
              <text:h text:style-name="P26" text:outline-level="2">Específicos</text:h>
            </text:list-item>
          </text:list>
        </text:list-item>
      </text:list>
      <text:list text:style-name="WWNum3">
        <text:list-item>
          <text:p text:style-name="P28">Estudar o escoamento bifásico e o m<text:span text:style-name="T3">étodo de solução</text:span> sequencial implícito;</text:p>
        </text:list-item>
        <text:list-item>
          <text:p text:style-name="P28">Desenvolver a metodologia aplicada no simulador;</text:p>
        </text:list-item>
        <text:list-item>
          <text:p text:style-name="P28">Desenvolver o fluxograma do código de simulação;</text:p>
        </text:list-item>
        <text:list-item>
          <text:p text:style-name="P28">Explicitar a função da rotina principal e das subrotinas;</text:p>
        </text:list-item>
        <text:list-item>
          <text:p text:style-name="P28">Apresentação dos resultados em figuras, tabelas ou gráficos como curvas de produção acumulada de óleo, razão água-óleo de produção, etc;</text:p>
        </text:list-item>
      </text:list>
      <text:list xml:id="list114821377274275" text:continue-list="list114820325707049" text:style-name="WWNum2">
        <text:list-item>
          <text:h text:style-name="P25" text:outline-level="1">3 Metodologia</text:h>
        </text:list-item>
      </text:list>
      <text:list xml:id="list114822408774897" text:continue-list="list114820982502091" text:style-name="WWNum1">
        <text:list-item>
          <text:list>
            <text:list-item>
              <text:h text:style-name="P27" text:outline-level="2">3.1 Escoamento monof<text:span text:style-name="T9">ásico</text:span></text:h>
            </text:list-item>
          </text:list>
        </text:list-item>
      </text:list>
      <text:p text:style-name="P16">A equação da conservação da massa para o escoamento monofásico em reservatórios de petróleo é dada por:</text:p>
      <text:p text:style-name="P7"><text:soft-page-break/><text:span text:style-name="T3"><text:tab/></text:span><text:span text:style-name="T3"><draw:frame text:anchor-type="as-char" svg:y="-0.63cm" draw:z-index="8" draw:name="Forma1" draw:style-name="gr3" draw:text-style-name="P31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D54A78F44D25EE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3">,<text:tab/>(Equation </text:span><text:bookmark-start text:name="Ref_Equation0_number_only"/><text:span text:style-name="T3"><text:sequence text:ref-name="refEquation0" text:name="Equation" text:formula="ooow:Equation+1" style:num-format="1">1</text:sequence></text:span><text:bookmark-end text:name="Ref_Equation0_number_only"/><text:span text:style-name="T3">)</text:span></text:p>
      <text:p text:style-name="P19"><text:span text:style-name="T3">onde </text:span><text:span text:style-name="T3"><draw:frame text:anchor-type="as-char" svg:y="-0.189cm" draw:z-index="11" draw:name="Forma2" draw:style-name="gr3" draw:text-style-name="P31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3">, </text:span><text:span text:style-name="T3"><draw:frame text:anchor-type="as-char" svg:y="-0.296cm" draw:z-index="12" draw:name="Forma3" draw:style-name="gr3" draw:text-style-name="P31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A3E451D2F3D2FE80.png" xlink:type="simple" xlink:show="embed" xlink:actuate="onLoad" draw:mime-type="image/png"/><svg:title>TexMaths</svg:title><svg:desc>12§display§\phi§svg§600§FALSE§</svg:desc></draw:frame></text:span><text:span text:style-name="T3">, </text:span><text:span text:style-name="T3"><draw:frame text:anchor-type="as-char" svg:y="-0.335cm" draw:z-index="13" draw:name="Forma4" draw:style-name="gr3" draw:text-style-name="P31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</text:span><text:span text:style-name="T3">, e </text:span><text:span text:style-name="T3"><draw:frame text:anchor-type="as-char" svg:y="-0.189cm" draw:z-index="14" draw:name="Forma5" draw:style-name="gr3" draw:text-style-name="P31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1B50E93F88149EA9.png" xlink:type="simple" xlink:show="embed" xlink:actuate="onLoad" draw:mime-type="image/png"/><svg:title>TexMaths</svg:title><svg:desc>12§display§\mu§svg§600§FALSE§</svg:desc></draw:frame></text:span><text:span text:style-name="T3"><text:s/>são a massa específica (Kg/m</text:span><text:span text:style-name="T7">3</text:span><text:span text:style-name="T3">), porosidade (adimensional), velocidade (m/s), </text:span><text:span text:style-name="T4">viscosidade (Pa s)</text:span><text:span text:style-name="T3"> e termo fonte ou sumidouro (Kg/(m</text:span><text:span text:style-name="T7">3</text:span><text:span text:style-name="T8">/s</text:span><text:span text:style-name="T3">)). A porosidade é definida como a porção do espaço ocupada pelo fluido, que é dada por:</text:span></text:p>
      <text:p text:style-name="P5"><text:span text:style-name="T3"><text:tab/></text:span><text:span text:style-name="T3"><draw:frame text:anchor-type="as-char" svg:y="-0.573cm" draw:z-index="10" draw:name="Forma6" draw:style-name="gr3" draw:text-style-name="P31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3954D0E1E81FFA73.png" xlink:type="simple" xlink:show="embed" xlink:actuate="onLoad" draw:mime-type="image/png"/><svg:title>TexMaths</svg:title><svg:desc>12§display§\frac{V_{p}}{V_{T}}§svg§600§FALSE§</svg:desc></draw:frame></text:span><text:span text:style-name="T3">,<text:tab/>(Equation </text:span><text:span text:style-name="T3"><text:sequence text:ref-name="refEquation1" text:name="Equation" text:formula="ooow:Equation+1" style:num-format="1">2</text:sequence></text:span><text:span text:style-name="T3">)</text:span></text:p>
      <text:p text:style-name="P19"><text:span text:style-name="T3">onde </text:span><text:span text:style-name="T3"><draw:frame text:anchor-type="as-char" svg:y="-0.288cm" draw:z-index="15" draw:name="Forma7" draw:style-name="gr3" draw:text-style-name="P31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FE7E288AEE44D51C.png" xlink:type="simple" xlink:show="embed" xlink:actuate="onLoad" draw:mime-type="image/png"/><svg:title>TexMaths</svg:title><svg:desc>12§display§V_{p}§svg§600§FALSE§</svg:desc></draw:frame></text:span><text:span text:style-name="T3"><text:s/>é o volume do poro e </text:span><text:span text:style-name="T3"><draw:frame text:anchor-type="as-char" svg:y="-0.312cm" draw:z-index="16" draw:name="Forma8" draw:style-name="gr3" draw:text-style-name="P31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77536973C6A0D80.png" xlink:type="simple" xlink:show="embed" xlink:actuate="onLoad" draw:mime-type="image/png"/><svg:title>TexMaths</svg:title><svg:desc>12§display§V_{T}§svg§600§FALSE§</svg:desc></draw:frame></text:span><text:span text:style-name="T3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3"><text:tab/></text:span><text:span text:style-name="T3"><draw:frame text:anchor-type="as-char" svg:y="-0.579cm" draw:z-index="9" draw:name="Forma9" draw:style-name="gr3" draw:text-style-name="P31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3">,<text:tab/>(Equation </text:span><text:span text:style-name="T3"><text:sequence text:ref-name="refEquation2" text:name="Equation" text:formula="ooow:Equation+1" style:num-format="1">3</text:sequence></text:span><text:span text:style-name="T3">)</text:span></text:p>
      <text:p text:style-name="P22">onde <draw:frame text:anchor-type="as-char" svg:y="-0.286cm" draw:z-index="17" draw:name="Forma10" draw:style-name="gr3" draw:text-style-name="P31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1A02A806B1DB0460.png" xlink:type="simple" xlink:show="embed" xlink:actuate="onLoad" draw:mime-type="image/png"/><svg:title>TexMaths</svg:title><svg:desc>12§display§K§svg§600§FALSE§</svg:desc></draw:frame><text:s/>(m<text:span text:style-name="T10">2</text:span>) é a permeabilidade da rocha, definida como a facilidade com que o fluido a atravessa e <draw:frame text:anchor-type="as-char" svg:y="-0.206cm" draw:z-index="18" draw:name="Forma11" draw:style-name="gr3" draw:text-style-name="P31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<text:s/>a pressão do fluido. <text:span text:style-name="T12">Considerando que o fluido é incompressível, dividindo a equação </text:span><text:span text:style-name="T12"><text:sequence-ref text:reference-format="value" text:ref-name="refEquation0">1</text:sequence-ref></text:span><text:span text:style-name="T12"><text:s/>por </text:span><text:span text:style-name="T12"><draw:frame text:anchor-type="as-char" svg:y="-0.189cm" draw:z-index="25" draw:name="Forma12" draw:style-name="gr3" draw:text-style-name="P31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12">,</text:span> <text:span text:style-name="T12">obtemos:</text:span></text:p>
      <text:p text:style-name="P12"><text:span text:style-name="T12"><text:tab/></text:span><text:span text:style-name="T12"><draw:frame text:anchor-type="as-char" svg:y="-0.63cm" draw:z-index="28" draw:name="Forma13" draw:style-name="gr3" draw:text-style-name="P31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EC909F2355A8D735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2"><text:tab/>(Equation </text:span><text:span text:style-name="T12"><text:sequence text:ref-name="refEquation3" text:name="Equation" text:formula="ooow:Equation+1" style:num-format="1">4</text:sequence></text:span><text:span text:style-name="T12">)</text:span></text:p>
      <text:p text:style-name="P23"><text:span text:style-name="T13">onde </text:span><text:span text:style-name="T13"><draw:frame text:anchor-type="as-char" svg:y="-0.474cm" draw:z-index="29" draw:name="Forma14" draw:style-name="gr3" draw:text-style-name="P31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87A333AF7AFCBC65.png" xlink:type="simple" xlink:show="embed" xlink:actuate="onLoad" draw:mime-type="image/png"/><svg:title>TexMaths</svg:title><svg:desc>12§display§Q = \frac{q}{\rho}§svg§600§FALSE§</svg:desc></draw:frame></text:span><text:span text:style-name="T13">.</text:span> O m<text:span text:style-name="T3">étodo utilizado nesse trabalho para resolver a equação </text:span><text:span text:style-name="T3"><text:sequence-ref text:reference-format="value" text:ref-name="refEquation3">4</text:sequence-ref></text:span><text:span text:style-name="T3"><text:s/>é o método dos volumes finitos, que é obtido ao integrar esta equação no volume </text:span><text:span text:style-name="T3"><draw:frame text:anchor-type="as-char" svg:y="-0.296cm" draw:z-index="19" draw:name="Forma12" draw:style-name="gr3" draw:text-style-name="P31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EC25B0EAAE768B57.png" xlink:type="simple" xlink:show="embed" xlink:actuate="onLoad" draw:mime-type="image/png"/><svg:title>TexMaths</svg:title><svg:desc>12§display§V§svg§600§FALSE§</svg:desc></draw:frame></text:span><text:span text:style-name="T3">, resultando em:</text:span></text:p>
      <text:p text:style-name="P20"><text:span text:style-name="T3"><text:tab/></text:span><text:span text:style-name="T3"><draw:frame text:anchor-type="as-char" svg:y="-0.624cm" draw:z-index="30" draw:name="Forma15" draw:style-name="gr3" draw:text-style-name="P31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2E491054AF82589F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3">,<text:tab/>(Equation </text:span><text:bookmark-start text:name="Ref_Equation3_number_only"/><text:span text:style-name="T3"><text:sequence text:ref-name="refEquation4" text:name="Equation" text:formula="ooow:Equation+1" style:num-format="1">5</text:sequence></text:span><text:bookmark-end text:name="Ref_Equation3_number_only"/><text:span text:style-name="T3">)</text:span></text:p>
      <text:p text:style-name="P8">onde podemos aplicar o teorema da diverg<text:span text:style-name="T3">ência de Gauss</text:span> na segunda integral da equaç<text:span text:style-name="T3">ão <text:s/></text:span><text:span text:style-name="T3"><text:bookmark-ref text:reference-format="text" text:ref-name="Ref_Equation3_number_only">5</text:bookmark-ref></text:span><text:span text:style-name="T3"><text:s/>para obter:</text:span></text:p>
      <text:p text:style-name="P10"><text:span text:style-name="T3"><text:tab/></text:span><text:span text:style-name="T3"><draw:frame text:anchor-type="as-char" svg:y="-0.568cm" draw:z-index="26" draw:name="Forma16" draw:style-name="gr3" draw:text-style-name="P31" svg:width="8.425cm" svg:height="1.135cm"><draw:image xlink:href="Pictures/100087A400001B6E000003B23C7D696957865FF7.svg" xlink:type="simple" xlink:show="embed" xlink:actuate="onLoad" draw:mime-type="image/svg+xml"><text:p/></draw:image><draw:image xlink:href="Pictures/1000000100000109000000242AC7D36CAA7883B1.png" xlink:type="simple" xlink:show="embed" xlink:actuate="onLoad" draw:mime-type="image/png"/><svg:title>TexMaths</svg:title><svg:desc>12§display§\int_{V} - \nabla \cdot \left(\vec{v} \right) dV = \int_{\partial V} - \vec{v} \cdot \vec{n} d \partial V = \displaystyle \sum_{F \in \partial V} \vec{v} \cdot \vec{n}§svg§600§FALSE§</svg:desc></draw:frame></text:span><text:span text:style-name="T3">,<text:tab/>(Equation </text:span><text:span text:style-name="T3"><text:sequence text:ref-name="refEquation5" text:name="Equation" text:formula="ooow:Equation+1" style:num-format="1">6</text:sequence></text:span><text:span text:style-name="T3">)</text:span></text:p>
      <text:p text:style-name="P21">sendo <draw:frame text:anchor-type="as-char" svg:y="-0.31cm" draw:z-index="20" draw:name="Forma15" draw:style-name="gr3" draw:text-style-name="P31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A443C88137F4E38E.png" xlink:type="simple" xlink:show="embed" xlink:actuate="onLoad" draw:mime-type="image/png"/><svg:title>TexMaths</svg:title><svg:desc>12§display§\partial V§svg§600§FALSE§</svg:desc></draw:frame><text:s/><text:span text:style-name="T11">a</text:span> superf<text:span text:style-name="T3">ície de contorno</text:span> de <draw:frame text:anchor-type="as-char" svg:y="-0.296cm" draw:z-index="21" draw:name="Forma16" draw:style-name="gr3" draw:text-style-name="P31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EC25B0EAAE768B57.png" xlink:type="simple" xlink:show="embed" xlink:actuate="onLoad" draw:mime-type="image/png"/><svg:title>TexMaths</svg:title><svg:desc>12§display§V§svg§600§FALSE§</svg:desc></draw:frame>, <draw:frame text:anchor-type="as-char" svg:y="-0.335cm" draw:z-index="22" draw:name="Forma17" draw:style-name="gr3" draw:text-style-name="P31" svg:width="0.295cm" svg:height="0.336cm"><draw:image xlink:href="Pictures/10000B30000000F600000119195ED3C4CF020200.svg" xlink:type="simple" xlink:show="embed" xlink:actuate="onLoad" draw:mime-type="image/svg+xml"><text:p/></draw:image><draw:image xlink:href="Pictures/10000001000000090000000BFCFFAC9D2DE433BC.png" xlink:type="simple" xlink:show="embed" xlink:actuate="onLoad" draw:mime-type="image/png"/><svg:title>TexMaths</svg:title><svg:desc>12§display§\vec{n}§svg§600§FALSE§</svg:desc></draw:frame><text:s/>o vetor normal que aponta para fora da superf<text:span text:style-name="T3">ície</text:span> e <text:s/><draw:frame text:anchor-type="as-char" svg:y="-0.286cm" draw:z-index="23" draw:name="Forma18" draw:style-name="gr3" draw:text-style-name="P31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9A4C27FD2068332D.png" xlink:type="simple" xlink:show="embed" xlink:actuate="onLoad" draw:mime-type="image/png"/><svg:title>TexMaths</svg:title><svg:desc>12§display§F§svg§600§FALSE§</svg:desc></draw:frame><text:s/>a face que pertence a <draw:frame text:anchor-type="as-char" svg:y="-0.31cm" draw:z-index="24" draw:name="Forma19" draw:style-name="gr3" draw:text-style-name="P31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A443C88137F4E38E.png" xlink:type="simple" xlink:show="embed" xlink:actuate="onLoad" draw:mime-type="image/png"/><svg:title>TexMaths</svg:title><svg:desc>12§display§\partial V§svg§600§FALSE§</svg:desc></draw:frame>. Considerando a rocha<text:span text:style-name="T3"> incompressív</text:span><text:span text:style-name="T5">el</text:span><text:span text:style-name="T3">, a equação </text:span><text:span text:style-name="T3"><text:sequence-ref text:reference-format="value" text:ref-name="refEquation3">4</text:sequence-ref></text:span><text:span text:style-name="T3"><text:s/>se torna:</text:span></text:p>
      <text:p text:style-name="P11"><text:span text:style-name="T3"><text:tab/></text:span><text:span text:style-name="T3"><draw:frame text:anchor-type="as-char" svg:y="-0.339cm" draw:z-index="27" draw:name="Forma20" draw:style-name="gr3" draw:text-style-name="P31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457A49167CD9AB74.png" xlink:type="simple" xlink:show="embed" xlink:actuate="onLoad" draw:mime-type="image/png"/><svg:title>TexMaths</svg:title><svg:desc>12§display§\nabla \cdot (\vec{v}) = Q§svg§600§FALSE§</svg:desc></draw:frame></text:span><text:span text:style-name="T3">.<text:tab/>(Equation </text:span><text:span text:style-name="T3"><text:sequence text:ref-name="refEquation6" text:name="Equation" text:formula="ooow:Equation+1" style:num-format="1">7</text:sequence></text:span><text:span text:style-name="T3">)</text:span></text:p>
      <text:list xml:id="list114821777985296" text:continue-numbering="true" text:style-name="WWNum1">
        <text:list-item>
          <text:list>
            <text:list-item>
              <text:h text:style-name="P27" text:outline-level="2">3.2 Escoamento bif<text:span text:style-name="T9">ásico</text:span></text:h>
            </text:list-item>
          </text:list>
        </text:list-item>
      </text:list>
      <text:p text:style-name="P30"><text:span text:style-name="T6">Para o escoamento bifásico utiliza-se a equação </text:span><text:span text:style-name="T6"><text:sequence-ref text:reference-format="value" text:ref-name="refEquation3">4</text:sequence-ref></text:span><text:span text:style-name="T6"><text:s/>para uma das fases </text:span><text:span text:style-name="T6"><draw:frame text:anchor-type="as-char" svg:y="-0.191cm" draw:z-index="31" draw:style-name="gr2" draw:text-style-name="P31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AA6F88566EC04C06.png" xlink:type="simple" xlink:show="embed" xlink:actuate="onLoad" draw:mime-type="image/png"/><svg:title>TexMaths</svg:title><svg:desc>12§display§\alpha§svg§600§FALSE§</svg:desc></draw:frame></text:span><text:span text:style-name="T6">, resultando em:</text:span></text:p>
      <text:p text:style-name="P13"/>
      <text:p text:style-name="P29"><text:span text:style-name="T6"><text:tab/> </text:span><text:span text:style-name="T6"><draw:frame text:anchor-type="as-char" svg:y="-0.63cm" draw:z-index="32" draw:style-name="gr1" draw:text-style-name="P31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8685A657D9BD0242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6">, <text:tab/>(Equation </text:span><text:span text:style-name="T6"><text:sequence text:ref-name="refEquation7" text:name="Equation" text:formula="ooow:Equation+1" style:num-format="1">8</text:sequence></text:span><text:span text:style-name="T6">)</text:span></text:p>
      <text:p text:style-name="P8"><text:soft-page-break/><text:span text:style-name="T6">sendo </text:span><draw:frame draw:style-name="fr1" draw:name="Figura14" text:anchor-type="as-char" svg:width="0.489cm" svg:height="0.393cm" draw:z-index="0"><draw:image xlink:href="Pictures/100000010000000F0000000C7FC9B893899F69AD.png" xlink:type="simple" xlink:show="embed" xlink:actuate="onLoad" draw:mime-type="image/png"/><svg:desc>12§display§S_{\alpha}§svg§600§FALSE§</svg:desc></draw:frame><text:span text:style-name="T6"><text:s/>a saturação da fase </text:span><draw:frame draw:style-name="fr1" draw:name="Figura18" text:anchor-type="as-char" svg:width="0.254cm" svg:height="0.191cm" draw:z-index="1"><draw:image xlink:href="Pictures/100000010000000800000006F2BAD6D3DA50D7DE.png" xlink:type="simple" xlink:show="embed" xlink:actuate="onLoad" draw:mime-type="image/png"/><svg:desc>12§display§\alpha§svg§600§FALSE§</svg:desc></draw:frame><text:span text:style-name="T6">, definida como a razão entre o volume da fase e o volume do poro ( </text:span><draw:frame draw:style-name="fr1" draw:name="Figura19" text:anchor-type="as-char" svg:width="0.485cm" svg:height="0.982cm" draw:z-index="2"><draw:image xlink:href="Pictures/100000010000000F0000001F877E92A14E9A407E.png" xlink:type="simple" xlink:show="embed" xlink:actuate="onLoad" draw:mime-type="image/png"/><svg:desc>12§display§\dfrac{V_{\alpha}}{V_{p}}§svg§600§FALSE§</svg:desc></draw:frame><text:span text:style-name="T6"><text:s/>). A velocidade da fase, desprezando efeitos de pressão capilar, é dada por:</text:span></text:p>
      <text:p text:style-name="P9"><text:span text:style-name="T6"><text:tab/></text:span><draw:frame draw:style-name="fr1" draw:name="Figura17" text:anchor-type="as-char" svg:width="2.815cm" svg:height="0.415cm" draw:z-index="3"><draw:image xlink:href="Pictures/10000001000000590000000DFC952B81791B12F0.png" xlink:type="simple" xlink:show="embed" xlink:actuate="onLoad" draw:mime-type="image/png"/><svg:desc>12§display§\vec{v}_{\alpha} = - \lambda_{\alpha} K \nabla p§svg§600§FALSE§</svg:desc></draw:frame><text:span text:style-name="T6">,<text:tab/>(Equation </text:span><text:span text:style-name="T6"><text:sequence text:ref-name="refEquation8" text:name="Equation" text:formula="ooow:Equation+1" style:num-format="1">9</text:sequence></text:span><text:span text:style-name="T6">)</text:span></text:p>
      <text:p text:style-name="P17">sendo</text:p>
      <text:p text:style-name="P3"><text:span text:style-name="T3"><text:tab/></text:span><draw:frame draw:style-name="fr1" draw:name="Figura21" text:anchor-type="as-char" svg:width="1.762cm" svg:height="0.956cm" draw:z-index="4"><draw:image xlink:href="Pictures/10000001000000380000001E466223A3ED54F1A0.png" xlink:type="simple" xlink:show="embed" xlink:actuate="onLoad" draw:mime-type="image/png"/><svg:desc>12§display§\lambda_{\alpha} = \frac{kr_{\alpha}}{\mu_{\alpha}}§svg§600§FALSE§</svg:desc></draw:frame><text:span text:style-name="T3">,<text:tab/>(Equation </text:span><text:span text:style-name="T3"><text:sequence text:ref-name="refEquation9" text:name="Equation" text:formula="ooow:Equation+1" style:num-format="1">10</text:sequence></text:span><text:span text:style-name="T3">)</text:span></text:p>
      <text:p text:style-name="P6"><text:span text:style-name="T3">onde </text:span><draw:frame draw:style-name="fr1" draw:name="Figura22" text:anchor-type="as-char" svg:width="0.476cm" svg:height="0.39cm" draw:z-index="5"><draw:image xlink:href="Pictures/100000010000000F0000000CE59A3A30F37449E0.png" xlink:type="simple" xlink:show="embed" xlink:actuate="onLoad" draw:mime-type="image/png"/><svg:desc>12§display§\lambda_{\alpha}§svg§600§FALSE§</svg:desc></draw:frame><text:span text:style-name="T3"><text:s/>e </text:span><draw:frame draw:style-name="fr1" draw:name="Figura20" text:anchor-type="as-char" svg:width="0.653cm" svg:height="0.39cm" draw:z-index="6"><draw:image xlink:href="Pictures/10000001000000150000000C8F86A8549B3DAF13.png" xlink:type="simple" xlink:show="embed" xlink:actuate="onLoad" draw:mime-type="image/png"/><svg:desc>12§display§kr_{\alpha}§svg§600§FALSE§</svg:desc></draw:frame><text:span text:style-name="T3"><text:s/>são a mobilidade e a permeabilidade relativa da fase </text:span><draw:frame draw:style-name="fr1" draw:name="Figura24" text:anchor-type="as-char" svg:width="0.254cm" svg:height="0.191cm" draw:z-index="7"><draw:image xlink:href="Pictures/100000010000000800000006F2BAD6D3DA50D7DE.png" xlink:type="simple" xlink:show="embed" xlink:actuate="onLoad" draw:mime-type="image/png"/><svg:desc>12§display§\alpha§svg§600§FALSE§</svg:desc></draw:frame><text:span text:style-name="T3">. O modelo de permeabilidade relativa utilizado nesse trabalho é o de Corey e Brooks. </text:span></text:p>
      <text:p text:style-name="P18">Método de solucao da pressao e da saturacao</text:p>
      <text:p text:style-name="P18">Fluxograma do codigo (explicar rotinas e subrotinas)</text:p>
      <text:p text:style-name="P15"/>
      <text:p text:style-name="P17">Apresentacao dos resultados</text:p>
      <text:p text:style-name="P15"/>
      <text:p text:style-name="P17">referencia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42cm" fo:margin-bottom="0.42cm" style:contextual-spacing="false" fo:line-height="100%"/>
      <style:text-properties style:font-name="Times New Roman1" fo:font-family="'Times New Roman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03T11:48:20.149613418</dc:date>
    <meta:editing-cycles>54</meta:editing-cycles>
    <meta:editing-duration>PT2H40M40S</meta:editing-duration>
    <meta:generator>LibreOffice/7.5.2.2$Linux_X86_64 LibreOffice_project/50$Build-2</meta:generator>
    <meta:document-statistic meta:table-count="0" meta:image-count="8" meta:object-count="0" meta:page-count="5" meta:paragraph-count="42" meta:word-count="560" meta:character-count="3386" meta:non-whitespace-character-count="2843"/>
    <meta:user-defined meta:name="AppVersion">15.0000</meta:user-defined>
  </office:meta>
</office:document-meta>
</file>